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99cm" table:align="left"/>
    </style:style>
    <style:style style:name="Tabela1.A" style:family="table-column">
      <style:table-column-properties style:column-width="3.33cm"/>
    </style:style>
    <style:style style:name="Tabela1.B" style:family="table-column">
      <style:table-column-properties style:column-width="13.6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63ad7" officeooo:paragraph-rsid="00163ad7"/>
    </style:style>
    <style:style style:name="P2" style:family="paragraph" style:parent-style-name="Table_20_Contents">
      <style:text-properties officeooo:rsid="00163ad7" officeooo:paragraph-rsid="00163ad7"/>
    </style:style>
    <style:style style:name="P3" style:family="paragraph" style:parent-style-name="Text_20_body">
      <style:text-properties officeooo:rsid="00163ad7" officeooo:paragraph-rsid="001b1880"/>
    </style:style>
    <style:style style:name="P4" style:family="paragraph" style:parent-style-name="Text_20_body">
      <style:text-properties fo:font-weight="bold" officeooo:rsid="00163ad7" officeooo:paragraph-rsid="00163ad7" style:font-weight-asian="bold" style:font-weight-complex="bold"/>
    </style:style>
    <style:style style:name="P5" style:family="paragraph" style:parent-style-name="Table_20_Contents">
      <style:text-properties fo:font-weight="bold" officeooo:rsid="00163ad7" officeooo:paragraph-rsid="00163ad7" style:font-weight-asian="bold" style:font-weight-complex="bold"/>
    </style:style>
    <style:style style:name="P6" style:family="paragraph" style:parent-style-name="Table_20_Contents">
      <style:text-properties fo:font-weight="bold" officeooo:rsid="0019082b" officeooo:paragraph-rsid="0019082b" style:font-weight-asian="bold" style:font-weight-complex="bold"/>
    </style:style>
    <style:style style:name="P7" style:family="paragraph" style:parent-style-name="Text_20_body">
      <style:text-properties fo:font-weight="bold" officeooo:rsid="001b1880" officeooo:paragraph-rsid="001b1880" style:font-weight-asian="bold" style:font-weight-complex="bold"/>
    </style:style>
    <style:style style:name="P8" style:family="paragraph" style:parent-style-name="Text_20_body">
      <style:text-properties officeooo:rsid="001b1880" officeooo:paragraph-rsid="001b1880"/>
    </style:style>
    <style:style style:name="P9" style:family="paragraph" style:parent-style-name="Text_20_body">
      <style:text-properties officeooo:rsid="00163ad7" officeooo:paragraph-rsid="001b1880"/>
    </style:style>
    <style:style style:name="P10" style:family="paragraph" style:parent-style-name="Text_20_body">
      <style:text-properties officeooo:rsid="00163ad7" officeooo:paragraph-rsid="001db73c"/>
    </style:style>
    <style:style style:name="P11" style:family="paragraph" style:parent-style-name="Text_20_body">
      <style:text-properties fo:font-weight="bold" officeooo:rsid="001b1880" officeooo:paragraph-rsid="001db73c" style:font-weight-asian="bold" style:font-weight-complex="bold"/>
    </style:style>
    <style:style style:name="T1" style:family="text">
      <style:text-properties officeooo:rsid="0017908d"/>
    </style:style>
    <style:style style:name="T2" style:family="text">
      <style:text-properties officeooo:rsid="00191a88"/>
    </style:style>
    <style:style style:name="T3" style:family="text">
      <style:text-properties style:font-name="Liberation Sans" fo:font-size="18.2000007629395pt" fo:font-weight="bold" officeooo:rsid="00191a8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19758d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5" style:family="text">
      <style:text-properties officeooo:rsid="001a2fd0"/>
    </style:style>
    <style:style style:name="T6" style:family="text">
      <style:text-properties officeooo:rsid="001ce220"/>
    </style:style>
    <style:style style:name="T7" style:family="text">
      <style:text-properties officeooo:rsid="001db73c"/>
    </style:style>
    <style:style style:name="T8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Komputerowe wsparcie projektowania leków, rok. Akad. 20<text:span text:style-name="T2">2</text:span><text:span text:style-name="T7">3</text:span>/<text:span text:style-name="T1">2</text:span><text:span text:style-name="T7">4</text:span>. Sprawdzian 1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Nr albumu</text:p>
          </table:table-cell>
          <table:table-cell table:style-name="Tabela1.B1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5">Imię, nazwisko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5">Grupa (pytania)</text:p>
          </table:table-cell>
          <table:table-cell table:style-name="Tabela1.B2" office:value-type="string">
            <text:p text:style-name="P2">20<text:span text:style-name="T2">2</text:span><text:span text:style-name="T7">3</text:span><text:span text:style-name="T1"> </text:span><text:span text:style-name="T5">A</text:span></text:p>
          </table:table-cell>
        </table:table-row>
        <table:table-row>
          <table:table-cell table:style-name="Tabela1.A2" office:value-type="string">
            <text:p text:style-name="P5">SMILES</text:p>
          </table:table-cell>
          <table:table-cell table:style-name="Tabela1.B2" office:value-type="string">
            <text:p text:style-name="P2"/>
          </table:table-cell>
        </table:table-row>
      </table:table>
      <text:p text:style-name="Standard"/>
      <text:p text:style-name="Standard"/>
      <text:p text:style-name="P8"><text:span text:style-name="T8">Pytanie 1.</text:span></text:p>
      <text:p text:style-name="P1">Odpowied<text:span text:style-name="T2">zi …</text:span></text:p>
      <text:p text:style-name="P1"/>
      <text:p text:style-name="P7">Pytanie 2.</text:p>
      <text:p text:style-name="P3">Odpowied<text:span text:style-name="T2">zi …</text:span></text:p>
      <text:p text:style-name="P3"/>
      <text:p text:style-name="P7">Pytanie 3.</text:p>
      <text:p text:style-name="P3">Odpowied<text:span text:style-name="T2">zi …</text:span></text:p>
      <text:p text:style-name="P3"/>
      <text:p text:style-name="P7">Pytanie 4.</text:p>
      <text:p text:style-name="P3">Odpowied<text:span text:style-name="T2">zi …</text:span></text:p>
      <text:p text:style-name="P3"/>
      <text:p text:style-name="P7">Pytanie 5.</text:p>
      <text:p text:style-name="P3">Odpowied<text:span text:style-name="T2">zi …</text:span></text:p>
      <text:p text:style-name="P3"/>
      <text:p text:style-name="P11">Pytanie 5.</text:p>
      <text:p text:style-name="P10">Odpowied<text:span text:style-name="T2">zi ...</text:span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13T16:51:47.018741660</meta:creation-date>
    <dc:date>2023-12-05T15:29:11.604055061</dc:date>
    <meta:editing-duration>PT7M48S</meta:editing-duration>
    <meta:editing-cycles>9</meta:editing-cycles>
    <meta:generator>LibreOffice/7.6.2.1$Linux_X86_64 LibreOffice_project/60$Build-1</meta:generator>
    <meta:document-statistic meta:table-count="1" meta:image-count="0" meta:object-count="0" meta:page-count="1" meta:paragraph-count="18" meta:word-count="42" meta:character-count="258" meta:non-whitespace-character-count="234"/>
  </office:meta>
</office:document-meta>
</file>